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5d99" officeooo:paragraph-rsid="00055d99"/>
    </style:style>
    <style:style style:name="P2" style:family="paragraph" style:parent-style-name="Standard">
      <style:text-properties fo:language="sr" fo:country="RS" officeooo:rsid="00019029" officeooo:paragraph-rsid="00019029"/>
    </style:style>
    <style:style style:name="P3" style:family="paragraph" style:parent-style-name="Standard">
      <style:paragraph-properties fo:text-align="center" style:justify-single-word="false"/>
      <style:text-properties fo:language="sr" fo:country="RS" officeooo:rsid="00019029" officeooo:paragraph-rsid="00019029"/>
    </style:style>
    <style:style style:name="P4" style:family="paragraph" style:parent-style-name="Standard">
      <style:text-properties fo:language="sr" fo:country="RS" officeooo:rsid="00022d29" officeooo:paragraph-rsid="00022d29"/>
    </style:style>
    <style:style style:name="P5" style:family="paragraph" style:parent-style-name="Standard">
      <style:text-properties fo:language="sr" fo:country="RS" officeooo:rsid="00040ab8" officeooo:paragraph-rsid="00040ab8"/>
    </style:style>
    <style:style style:name="P6" style:family="paragraph" style:parent-style-name="Standard">
      <style:text-properties fo:language="sr" fo:country="RS" officeooo:rsid="00055d99" officeooo:paragraph-rsid="00055d99"/>
    </style:style>
    <style:style style:name="P7" style:family="paragraph" style:parent-style-name="Standard">
      <style:text-properties fo:language="sr" fo:country="RS" officeooo:rsid="000876d9" officeooo:paragraph-rsid="000876d9"/>
    </style:style>
    <style:style style:name="P8" style:family="paragraph" style:parent-style-name="Standard">
      <style:text-properties fo:language="sr" fo:country="RS" officeooo:rsid="0008ad8b" officeooo:paragraph-rsid="0008ad8b"/>
    </style:style>
    <style:style style:name="P9" style:family="paragraph" style:parent-style-name="Standard">
      <style:text-properties fo:language="sr" fo:country="RS" officeooo:rsid="00075661" officeooo:paragraph-rsid="00075661"/>
    </style:style>
    <style:style style:name="P10" style:family="paragraph" style:parent-style-name="Standard">
      <style:text-properties fo:language="sr" fo:country="RS" officeooo:rsid="000c0e10" officeooo:paragraph-rsid="000c0e10"/>
    </style:style>
    <style:style style:name="P11" style:family="paragraph" style:parent-style-name="Standard">
      <style:text-properties fo:language="sr" fo:country="RS" officeooo:rsid="000d08b0" officeooo:paragraph-rsid="000d08b0"/>
    </style:style>
    <style:style style:name="P12" style:family="paragraph" style:parent-style-name="Standard">
      <style:paragraph-properties fo:text-align="center" style:justify-single-word="false"/>
      <style:text-properties fo:font-size="14pt" fo:language="sr" fo:country="RS" fo:font-weight="bold" officeooo:rsid="00019029" officeooo:paragraph-rsid="00019029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040ab8"/>
    </style:style>
    <style:style style:name="P14" style:family="paragraph" style:parent-style-name="Standard">
      <style:text-properties officeooo:paragraph-rsid="00075661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language="sr" fo:country="RS" fo:font-style="normal" fo:font-weight="normal" officeooo:rsid="00075661" officeooo:paragraph-rsid="00075661"/>
    </style:style>
    <style:style style:name="P16" style:family="paragraph" style:parent-style-name="Standard">
      <style:text-properties fo:font-variant="normal" fo:text-transform="none" fo:color="#000000" style:font-name="arial" fo:font-size="12pt" fo:letter-spacing="normal" fo:language="sr" fo:country="RS" fo:font-style="normal" fo:font-weight="normal" officeooo:paragraph-rsid="00075661"/>
    </style:style>
    <style:style style:name="P17" style:family="paragraph" style:parent-style-name="Standard">
      <style:text-properties fo:font-variant="normal" fo:text-transform="none" fo:color="#000000" style:font-name="arial" fo:font-size="12pt" fo:letter-spacing="normal" fo:language="en" fo:country="US" fo:font-style="normal" fo:font-weight="normal" officeooo:paragraph-rsid="00075661"/>
    </style:style>
    <style:style style:name="P18" style:family="paragraph" style:parent-style-name="Standard">
      <style:text-properties fo:language="en" fo:country="US" officeooo:rsid="000d08b0" officeooo:paragraph-rsid="000d08b0"/>
    </style:style>
    <style:style style:name="P19" style:family="paragraph" style:parent-style-name="Standard">
      <style:text-properties fo:language="en" fo:country="US" officeooo:rsid="000deaf0" officeooo:paragraph-rsid="000deaf0"/>
    </style:style>
    <style:style style:name="P20" style:family="paragraph" style:parent-style-name="Standard">
      <style:text-properties fo:language="sr" fo:country="RS" officeooo:rsid="000deaf0" officeooo:paragraph-rsid="000deaf0"/>
    </style:style>
    <style:style style:name="P21" style:family="paragraph" style:parent-style-name="Standard">
      <style:text-properties fo:language="sr" fo:country="RS" officeooo:rsid="000c0e10" officeooo:paragraph-rsid="000c0e10"/>
    </style:style>
    <style:style style:name="P22" style:family="paragraph" style:parent-style-name="Standard">
      <style:text-properties fo:language="sr" fo:country="RS" officeooo:rsid="000e844b" officeooo:paragraph-rsid="000e844b"/>
    </style:style>
    <style:style style:name="P23" style:family="paragraph" style:parent-style-name="Standard">
      <style:text-properties fo:language="sr" fo:country="RS" officeooo:rsid="00104365" officeooo:paragraph-rsid="00104365"/>
    </style:style>
    <style:style style:name="P24" style:family="paragraph" style:parent-style-name="Standard">
      <style:text-properties officeooo:paragraph-rsid="000e844b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ffa500"/>
      <style:paragraph-properties fo:text-align="center" style:writing-mode="lr-tb"/>
    </style:style>
    <style:style style:name="P2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0ab8"/>
    </style:style>
    <style:style style:name="T3" style:family="text">
      <style:text-properties fo:language="en" fo:country="US" officeooo:rsid="00055d99"/>
    </style:style>
    <style:style style:name="T4" style:family="text">
      <style:text-properties fo:language="en" fo:country="US" officeooo:rsid="00075661"/>
    </style:style>
    <style:style style:name="T5" style:family="text">
      <style:text-properties fo:language="en" fo:country="US" officeooo:rsid="000e844b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 style:font-style-complex="italic"/>
    </style:style>
    <style:style style:name="T7" style:family="text">
      <style:text-properties fo:color="#9876aa" style:font-name="JetBrains Mono" fo:font-size="10pt" fo:language="en" fo:country="US" fo:font-style="italic" fo:font-weight="normal" style:font-size-asian="10pt" style:font-style-asian="italic" style:font-weight-asian="normal" style:font-style-complex="italic"/>
    </style:style>
    <style:style style:name="T8" style:family="text">
      <style:text-properties fo:color="#cc7832" style:font-name="JetBrains Mono" fo:font-size="10pt" fo:font-style="italic" fo:font-weight="normal" style:font-size-asian="10pt" style:font-style-asian="italic" style:font-weight-asian="normal" style:font-style-complex="italic"/>
    </style:style>
    <style:style style:name="T9" style:family="text">
      <style:text-properties fo:language="sr" fo:country="RS" officeooo:rsid="00040ab8"/>
    </style:style>
    <style:style style:name="T10" style:family="text">
      <style:text-properties fo:language="sr" fo:country="RS" officeooo:rsid="00055d99"/>
    </style:style>
    <style:style style:name="T11" style:family="text">
      <style:text-properties fo:language="sr" fo:country="RS" officeooo:rsid="00075661"/>
    </style:style>
    <style:style style:name="T12" style:family="text">
      <style:text-properties fo:language="sr" fo:country="RS" officeooo:rsid="000deaf0"/>
    </style:style>
    <style:style style:name="T13" style:family="text">
      <style:text-properties fo:language="sr" fo:country="RS" officeooo:rsid="000e844b"/>
    </style:style>
    <style:style style:name="T14" style:family="text">
      <style:text-properties fo:font-style="italic" officeooo:rsid="00055d99" style:font-style-asian="italic" style:font-style-complex="italic"/>
    </style:style>
    <style:style style:name="T15" style:family="text">
      <style:text-properties officeooo:rsid="00055d99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fo:font-style="normal" fo:font-weight="normal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075661"/>
    </style:style>
    <style:style style:name="T19" style:family="text">
      <style:text-properties fo:font-variant="normal" fo:text-transform="none" fo:color="#000000" style:font-name="arial" fo:font-size="12pt" fo:letter-spacing="normal" fo:language="sr" fo:country="RS" fo:font-style="normal" fo:font-weight="normal"/>
    </style:style>
    <style:style style:name="T20" style:family="text">
      <style:text-properties fo:font-variant="normal" fo:text-transform="none" fo:color="#000000" style:font-name="arial" fo:font-size="12pt" fo:letter-spacing="normal" fo:language="sr" fo:country="RS" fo:font-style="normal" fo:font-weight="normal" officeooo:rsid="00075661"/>
    </style:style>
    <style:style style:name="T21" style:family="text">
      <style:text-properties officeooo:rsid="000d08b0"/>
    </style:style>
    <style:style style:name="gr1" style:family="graphic">
      <style:graphic-properties draw:fill-color="#ffa500" draw:textarea-horizontal-align="justify" draw:textarea-vertical-align="middle" draw:auto-grow-height="false" fo:min-height="0.58cm" fo:min-width="3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13cm" fo:min-width="3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a500" draw:textarea-horizontal-align="justify" draw:textarea-vertical-align="middle" draw:auto-grow-height="false" fo:min-height="1.416cm" fo:min-width="3.7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82cm" fo:min-width="2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a500" draw:textarea-horizontal-align="justify" draw:textarea-vertical-align="middle" draw:auto-grow-height="false" fo:min-height="0.829cm" fo:min-width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Системи базирани на знању – спецификација пројекта</text:p>
      <text:p text:style-name="P2"/>
      <text:p text:style-name="P3">Систем за предлагање оптималне исхране</text:p>
      <text:p text:style-name="P5"/>
      <text:p text:style-name="P5">Мотивација:</text:p>
      <text:p text:style-name="P4">Помоћ корисницима за избор оброка у току дана.</text:p>
      <text:p text:style-name="P4"/>
      <text:p text:style-name="P5">Методологија рада:</text:p>
      <text:p text:style-name="P5">Улази у систем:</text:p>
      <text:p text:style-name="P5">Информације о кориснику:</text:p>
      <text:p text:style-name="P5">- Године</text:p>
      <text:p text:style-name="P5">- Пол</text:p>
      <text:p text:style-name="P5">- Висина(цм)</text:p>
      <text:p text:style-name="P5">- Тежина(кг)</text:p>
      <text:p text:style-name="P13"><text:span text:style-name="T9">- Физичка активност</text:span><text:span text:style-name="T2">(</text:span><text:span text:style-name="T7">SEDENTARY</text:span><text:span text:style-name="T8">, </text:span><text:span text:style-name="T6">LIGHT</text:span><text:span text:style-name="T8">, </text:span><text:span text:style-name="T6">MODERATE</text:span><text:span text:style-name="T8">, </text:span><text:span text:style-name="T6">ACTIVE</text:span><text:span text:style-name="T8">, </text:span><text:span text:style-name="T6">VERY_ACTIVE</text:span><text:span text:style-name="T8">, </text:span><text:span text:style-name="T6">EXTRA_ACTIVE</text:span><text:span text:style-name="T2">)</text:span></text:p>
      <text:p text:style-name="P5"/>
      <text:p text:style-name="P5">Излази из система:</text:p>
      <text:p text:style-name="P13"><text:span text:style-name="T9">- </text:span><text:span text:style-name="T3">И</text:span><text:span text:style-name="T9">нд</text:span><text:span text:style-name="T10">екс </text:span><text:span text:style-name="T9">т</text:span><text:span text:style-name="T10">елесне масе</text:span><text:span text:style-name="T9"> (</text:span><text:span text:style-name="T2">body mass index</text:span><text:span text:style-name="T9">) </text:span><text:span text:style-name="T3"><text:s/>= </text:span><text:span text:style-name="T10">тежина / висина</text:span><text:span text:style-name="T3">^2</text:span></text:p>
      <text:p text:style-name="P5">- <text:span text:style-name="T15">Статус (</text:span><text:span text:style-name="T14">Very severely underweight, Severely underweight, Underweight, Normal (healthy weight), Overweight, Moderately obese, Severely obese, Very severely obese</text:span><text:span text:style-name="T15">)</text:span></text:p>
      <text:p text:style-name="P6">- Базални метаболизам</text:p>
      <text:p text:style-name="P6"/>
      <text:p text:style-name="P7">Статус:</text:p>
      <text:p text:style-name="P7">у завнисности од индекса телесне масе</text:p>
      <text:p text:style-name="P7"><text:tab/>- Less than 15<text:tab/><text:tab/><text:tab/>= Very severely underweight</text:p>
      <text:p text:style-name="P7"><text:tab/>- Between 15 and 16<text:tab/><text:tab/>= Severely underweight</text:p>
      <text:p text:style-name="P7"><text:tab/>- Between 16 and 18.5<text:tab/>= Underweight</text:p>
      <text:p text:style-name="P7"><text:tab/>- Between 18.5 and 25<text:tab/>= Normal (healthy weight)<text:tab/></text:p>
      <text:p text:style-name="P7"><text:tab/>- Between 25 and 30<text:tab/><text:tab/>= Overweight<text:tab/></text:p>
      <text:p text:style-name="P7"><text:tab/>- Between 30 and 35<text:tab/><text:tab/>= Moderately obese</text:p>
      <text:p text:style-name="P7"><text:tab/>- Between 35 and 40<text:tab/><text:tab/>= Severely obese<text:tab/></text:p>
      <text:p text:style-name="P7"><text:tab/>- Over 40<text:tab/><text:tab/><text:tab/>= Very severely obese</text:p>
      <text:p text:style-name="P1"/>
      <text:p text:style-name="P9">Формуле за рачунање базалног метаболизма:</text:p>
      <text:p text:style-name="P15"/>
      <text:p text:style-name="P15">Mifflin-St Jeor Equation:</text:p>
      <text:p text:style-name="P14"><text:span text:style-name="T20">М </text:span><text:span text:style-name="T18">= </text:span><text:span text:style-name="T17">10W + 6.25H - 5A + 5 </text:span></text:p>
      <text:p text:style-name="P14"><text:span text:style-name="T11">Ж </text:span><text:span text:style-name="T4">= </text:span><text:span text:style-name="T17">10W + 6.25H - 5A – 161</text:span></text:p>
      <text:p text:style-name="P17"/>
      <text:p text:style-name="P14"><text:span text:style-name="T17">Revised Harris-Benedict Equation </text:span><text:span text:style-name="T20">(коришћена у пројекту)</text:span><text:span text:style-name="T18">:</text:span></text:p>
      <text:p text:style-name="P14"><text:span text:style-name="T20">М = </text:span><text:span text:style-name="T16">13.397W + 4.799H - 5.677A + 88.362 </text:span></text:p>
      <text:p text:style-name="P14"><text:span text:style-name="T20">Ж = </text:span><text:span text:style-name="T19">9.247W + 3.098H - 4.330A + 447.593 </text:span></text:p>
      <text:p text:style-name="P16"/>
      <text:p text:style-name="P16">Katch-McArdle Formula:</text:p>
      <text:p text:style-name="P16">370 + 21.6(1 - F)W </text:p>
      <text:p text:style-name="Standard"/>
      <text:p text:style-name="P14"><text:span text:style-name="T4">W – </text:span><text:span text:style-name="T11">Телесна тежина (кг)</text:span></text:p>
      <text:p text:style-name="P14"><text:span text:style-name="T4">H – </text:span><text:span text:style-name="T11">Висина (цм)</text:span></text:p>
      <text:p text:style-name="P9">А – Године</text:p>
      <text:p text:style-name="P14"><text:span text:style-name="T4">F – </text:span><text:span text:style-name="T11">Проценат масти</text:span><text:line-break/></text:p>
      <text:p text:style-name="P8">Укупно калорија:</text:p>
      <text:p text:style-name="P8"><text:soft-page-break/>У зависности од физичке активности базални метаболизам се множи са коефицијентом између 1.2 и 1.9</text:p>
      <text:p text:style-name="P8"/>
      <text:p text:style-name="P10">Правила:</text:p>
      <text:p text:style-name="P10"><draw:custom-shape text:anchor-type="paragraph" draw:z-index="14" draw:name="Shape2_3" draw:style-name="gr1" draw:text-style-name="P26" svg:width="3.85cm" svg:height="0.641cm" svg:x="13.291cm" svg:y="0.425cm"><text:p text:style-name="P25">Изведене чињениц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13" draw:name="Shape1_2" draw:style-name="gr2" draw:text-style-name="P25" svg:width="3.848cm" svg:height="0.514cm" svg:x="9.223cm" svg:y="0.012cm"><text:p text:style-name="P25">Почетне чињенице</text:p><draw:enhanced-geometry svg:viewBox="0 0 21600 21600" draw:type="rectangle" draw:enhanced-path="M 0 0 L 21600 0 21600 21600 0 21600 0 0 Z N"/></draw:custom-shape><text:span text:style-name="T21">1. </text:span>Пример резоновања унапред (<text:span text:style-name="T1">forward chaining</text:span>)</text:p>
      <text:p text:style-name="P10"/>
      <text:p text:style-name="P10"/>
      <text:p text:style-name="P10"><draw:custom-shape text:anchor-type="paragraph" draw:z-index="0" draw:name="Shape1" draw:style-name="gr5" draw:text-style-name="P25" svg:width="2.301cm" svg:height="1.183cm" svg:x="0.226cm" svg:y="0.728cm"><text:p text:style-name="P25">Пол</text:p><text:p text:style-name="P25">корисника</text:p><draw:enhanced-geometry svg:viewBox="0 0 21600 21600" draw:type="rectangle" draw:enhanced-path="M 0 0 L 21600 0 21600 21600 0 21600 0 0 Z N"/></draw:custom-shape><draw:custom-shape text:anchor-type="paragraph" draw:z-index="1" draw:name="Shape2" draw:style-name="gr6" draw:text-style-name="P26" svg:width="1.65cm" svg:height="0.918cm" svg:x="3.665cm" svg:y="0.829cm"><text:p text:style-name="P25">БМ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0" draw:style-name="gr5" draw:text-style-name="P25" svg:width="2.301cm" svg:height="1.183cm" svg:x="3.277cm" svg:y="2.905cm"><text:p text:style-name="P25">Активност</text:p><draw:enhanced-geometry svg:viewBox="0 0 21600 21600" draw:type="rectangle" draw:enhanced-path="M 0 0 L 21600 0 21600 21600 0 21600 0 0 Z N"/></draw:custom-shape><draw:custom-shape text:anchor-type="paragraph" draw:z-index="3" draw:name="Shape2_0" draw:style-name="gr4" draw:text-style-name="P26" svg:width="3.869cm" svg:height="1.569cm" svg:x="6.8cm" svg:y="1.766cm"><text:p text:style-name="P25">Количина калорија</text:p><text:p text:style-name="P25"><text:s/>за задржавање </text:p><text:p text:style-name="P25">телесне тежин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_1" draw:style-name="gr6" draw:text-style-name="P26" svg:width="1.65cm" svg:height="0.918cm" svg:x="7.472cm" svg:y="5.387cm"><text:p text:style-name="P25">БМИ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5" draw:text-style-name="P25" svg:width="2.301cm" svg:height="1.183cm" svg:x="2.746cm" svg:y="5.288cm"><text:p text:style-name="P25">Висина</text:p><text:p text:style-name="P25">Тежина</text:p><draw:enhanced-geometry svg:viewBox="0 0 21600 21600" draw:type="rectangle" draw:enhanced-path="M 0 0 L 21600 0 21600 21600 0 21600 0 0 Z N"/></draw:custom-shape><draw:line text:anchor-type="paragraph" draw:z-index="6" draw:name="Shape3" draw:style-name="gr3" draw:text-style-name="P27" svg:x1="2.526cm" svg:y1="1.319cm" svg:x2="3.665cm" svg:y2="1.319cm"><text:p/></draw:line><draw:line text:anchor-type="paragraph" draw:z-index="7" draw:name="Shape4" draw:style-name="gr3" draw:text-style-name="P27" svg:x1="5.315cm" svg:y1="1.298cm" svg:x2="6.8cm" svg:y2="2.54cm"><text:p/></draw:line><draw:line text:anchor-type="paragraph" draw:z-index="8" draw:name="Shape5" draw:style-name="gr3" draw:text-style-name="P27" svg:x1="5.577cm" svg:y1="3.579cm" svg:x2="6.799cm" svg:y2="2.54cm"><text:p/></draw:line><draw:line text:anchor-type="paragraph" draw:z-index="9" draw:name="Shape6" draw:style-name="gr3" draw:text-style-name="P27" svg:x1="5.046cm" svg:y1="5.92cm" svg:x2="7.471cm" svg:y2="5.92cm"><text:p/></draw:line><draw:custom-shape text:anchor-type="paragraph" draw:z-index="10" draw:name="Shape2_2" draw:style-name="gr4" draw:text-style-name="P26" svg:width="3.869cm" svg:height="1.569cm" svg:x="11.846cm" svg:y="3.413cm"><text:p text:style-name="P25">Оптималан дневнни </text:p><text:p text:style-name="P25">унос калориј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Shape7" draw:style-name="gr3" draw:text-style-name="P27" svg:x1="10.668cm" svg:y1="2.561cm" svg:x2="11.846cm" svg:y2="4.189cm"><text:p/></draw:line><draw:line text:anchor-type="paragraph" draw:z-index="12" draw:name="Shape8" draw:style-name="gr3" draw:text-style-name="P27" svg:x1="9.121cm" svg:y1="5.858cm" svg:x2="11.846cm" svg:y2="4.189cm"><text:p/></draw:lin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2. <text:span text:style-name="T1">Event processing</text:span></text:p>
      <text:p text:style-name="P18"/>
      <text:p text:style-name="P20">За сваки оброк који се дода у току дана, рачуна се однос макро нутријената и укупна количина калорија.</text:p>
      <text:p text:style-name="P20"><text:span text:style-name="T1"/></text:p>
      <text:p text:style-name="P20">Превелика или премала количина калорија изазваће додавање догађаја (<text:span text:style-name="T1">LessCalorieMeal, MoreCalorieMeal</text:span>). Уколико се појаве 2 или више догађаја корисник се упозорава порукама (<text:span text:style-name="T1">Get more calories per meal, Ger less calories per meal</text:span>)</text:p>
      <text:p text:style-name="P23">пример:</text:p>
      <text:p text:style-name="P23"/>
      <text:p text:style-name="P23">rule "Warn user for less calorie meals"</text:p>
      <text:p text:style-name="P23">agenda-group "meal"</text:p>
      <text:p text:style-name="P23"><text:s text:c="4"/>when</text:p>
      <text:p text:style-name="P23"><text:s text:c="8"/>LessCaloireMealEvent()</text:p>
      <text:p text:style-name="P23"><text:s text:c="8"/>Number(intValue &gt;= 2 ) from accumulate(</text:p>
      <text:p text:style-name="P23"><text:s text:c="12"/>$e: LessCaloireMealEvent(),</text:p>
      <text:p text:style-name="P23"><text:s text:c="12"/>count($e)</text:p>
      <text:p text:style-name="P23"><text:s text:c="12"/>)</text:p>
      <text:p text:style-name="P23"><text:s text:c="8"/>$messages: ArrayList();</text:p>
      <text:p text:style-name="P23"><text:s text:c="4"/>then</text:p>
      <text:p text:style-name="P23"><text:s text:c="8"/>$messages.add(new Message("WARNING: Get more calories per meal"));</text:p>
      <text:p text:style-name="P23">end</text:p>
      <text:p text:style-name="P23">...</text:p>
      <text:p text:style-name="P19"/>
      <text:p text:style-name="P24"><text:span text:style-name="T5">3.</text:span><text:span text:style-name="T12"> </text:span><text:span text:style-name="T13">Правила за одређивање односа макро нутријената у оброку.</text:span></text:p>
      <text:p text:style-name="P24"><text:span text:style-name="T13"/></text:p>
      <text:p text:style-name="P22">Уколико оброк није правилно балансиран, корисник ће добити обавештење шта би требало да повећа или смањи.</text:p>
      <text:p text:style-name="P22"/>
      <text:p text:style-name="P23"><text:soft-page-break/>Пример:</text:p>
      <text:p text:style-name="P23">rule "Macro ratio more carb"</text:p>
      <text:p text:style-name="P23">agenda-group "check-meal"</text:p>
      <text:p text:style-name="P23"><text:s text:c="4"/>when</text:p>
      <text:p text:style-name="P23"><text:s text:c="8"/>$messages: ArrayList();</text:p>
      <text:p text:style-name="P23"><text:s text:c="8"/>MacroNutrients(carb / (carb+fat+protein) &lt; 0.45)</text:p>
      <text:p text:style-name="P23"><text:s text:c="4"/>then</text:p>
      <text:p text:style-name="P23"><text:s text:c="8"/>$messages.add(new Message("Get more carb"));</text:p>
      <text:p text:style-name="P23">end</text:p>
      <text:p text:style-name="P23">...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23:40:52.969000000</meta:creation-date>
    <dc:date>2020-06-09T23:05:04.651000000</dc:date>
    <meta:editing-duration>PT32M27S</meta:editing-duration>
    <meta:editing-cycles>9</meta:editing-cycles>
    <meta:generator>LibreOffice/6.4.3.2$Windows_x86 LibreOffice_project/747b5d0ebf89f41c860ec2a39efd7cb15b54f2d8</meta:generator>
    <meta:document-statistic meta:table-count="0" meta:image-count="0" meta:object-count="0" meta:page-count="3" meta:paragraph-count="72" meta:word-count="375" meta:character-count="2552" meta:non-whitespace-character-count="2110"/>
  </office:meta>
</office:document-meta>
</file>